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weight="bold" style:font-weight-asian="bold" style:font-weight-complex="bold"/>
    </style:style>
    <style:style style:name="P2" style:family="paragraph" style:parent-style-name="Textkörper_20_Einrückung_20_Organon" style:list-style-name="L1"/>
    <style:style style:name="P3" style:family="paragraph" style:parent-style-name="Textkörper_20_Einrückung_20_Organon" style:list-style-name="L2"/>
    <style:style style:name="P4" style:family="paragraph" style:parent-style-name="Textkörper_20_Einrückung_20_Organon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0">
        <text:h text:style-name="Heading_20_4" text:outline-level="4"><text:bookmark-start text:name="__RefHeading___Toc62862_1640206654"/><text:alphabetical-index-mark-start text:id="IMark91713820"/>Export Hauptfenster<text:bookmark-end text:name="__RefHeading___Toc62862_1640206654"/><text:alphabetical-index-mark-end text:id="IMark91713820"/></text:h>
        <text:p text:style-name="Text_20_body"/>
        <text:p text:style-name="P1"><text:bookmark-start text:name="__RefHeading___Toc62864_1640206654"/>Alles/Sichtbare/Auswahl<text:bookmark-end text:name="__RefHeading___Toc62864_1640206654"/></text:p>
        <text:list xml:id="list2645974118159583269" text:style-name="L1">
          <text:list-item>
            <text:p text:style-name="P2">„<text:span text:style-name="T1">Alles</text:span>“ wählt alles aus dem Projektordner aus. Ordner, die nicht im Projektordner enthalten sind, werden nicht exportiert. </text:p>
          </text:list-item>
          <text:list-item>
            <text:p text:style-name="P2">„<text:span text:style-name="T1">Sichtbare</text:span>“ wählt im Dokumentenfenster sichtbare Dateien und Ordner aus.</text:p>
          </text:list-item>
          <text:list-item>
            <text:p text:style-name="P2">„<text:span text:style-name="T1">Auswahl</text:span>“ läßt Sie eine Auswahl aus allen Dateien/Ordnern im Projektordner treffen. Die Auswahl wird gespeichert und ist beim nächsten Aufruf wieder vorhanden. </text:p>
            <text:list>
              <text:list-item>
                <text:p text:style-name="P2"><text:span text:style-name="T1">Im</text:span> <text:span text:style-name="T1">Auswahlfenster</text:span>: „Klick auf Ordner wählt Untereinträge aus“:</text:p>
              </text:list-item>
            </text:list>
          </text:list-item>
        </text:list>
        <text:p text:style-name="Textkörper_20_Einrückung_20_Organon"><text:tab/><text:tab/>Aktiviert, werden Untereinträge automatisch ausgewählt.</text:p>
        <text:p text:style-name="Textkörper_20_Einrückung_20_Organon"/>
        <text:p text:style-name="P1"><text:bookmark-start text:name="__RefHeading___Toc62866_1640206654"/>exportieren als<text:bookmark-end text:name="__RefHeading___Toc62866_1640206654"/></text:p>
        <text:list xml:id="list6355174002294656230" text:style-name="L2">
          <text:list-item>
            <text:p text:style-name="P3"><text:span text:style-name="T1">Ein Dokument</text:span>: Die getroffene Dateiauswahl wird in ein Dokument exportiert</text:p>
            <text:list>
              <text:list-item>
                <text:p text:style-name="P3"><text:span text:style-name="T1">Trenner</text:span>: zwischen jeder Datei wird ein Trenner eingefügt. Siehe Trennerfenster</text:p>
              </text:list-item>
            </text:list>
          </text:list-item>
          <text:list-item>
            <text:p text:style-name="P3"><text:span text:style-name="T1">einzelne Dateien</text:span>: Alle ausgewählte Dateien werden wieder in einzelne Dateien exportiert.</text:p>
            <text:list>
              <text:list-item>
                <text:p text:style-name="P3"><text:span text:style-name="T1">Ordnerstruktur beibehalten</text:span>: Die Ordnerstruktur im Dokument wird beim Export beibehalten.</text:p>
              </text:list-item>
            </text:list>
          </text:list-item>
        </text:list>
        <text:p text:style-name="Text_20_body"/>
        <text:p text:style-name="P4"><text:bookmark-start text:name="__RefHeading___Toc62868_1640206654"/>Dateityp (Filter)<text:bookmark-end text:name="__RefHeading___Toc62868_1640206654"/></text:p>
        <text:p text:style-name="Textkörper_20_Einrückung_20_Organon">Die Dateien werden als entsprechender Typ exportiert. (Beim Export funktioniert pdf)</text:p>
        <text:p text:style-name="Textkörper_20_Einrückung_20_Organon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9:24.733000000</dc:date>
    <meta:editing-duration>P0D</meta:editing-duration>
    <meta:editing-cycles>1</meta:editing-cycles>
    <meta:document-statistic meta:table-count="0" meta:image-count="0" meta:object-count="0" meta:page-count="1" meta:paragraph-count="14" meta:word-count="128" meta:character-count="967" meta:non-whitespace-character-count="857"/>
    <meta:generator>LibreOffice/5.0.4.2$Windows_x86 LibreOffice_project/2b9802c1994aa0b7dc6079e128979269cf95bc78</meta:generator>
  </office:meta>
</office:document-meta>
</file>